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4:04</text:p>
      <text:p text:style-name="Standard">Test af Savannah begyndt</text:p>
      <text:p text:style-name="Standard">Testperson bruger ”Profiler” til at oprette en profil, i stedet for knappen ”Tilføj”.</text:p>
      <text:p text:style-name="Standard"/>
      <text:p text:style-name="Standard">14:07</text:p>
      <text:p text:style-name="Standard">IGEN ses fejlen med ”/imagesnull” under oprettelse af et barn.</text:p>
      <text:p text:style-name="Standard">Testperson føler ikke at ”Tilføj Profil” kan være rigtig, idet hun ikke har telefonnumrene for børnene.</text:p>
      <text:p text:style-name="Standard"/>
      <text:p text:style-name="Standard">14:09</text:p>
      <text:p text:style-name="Standard">Testperson ville have valgt ”Rediger”, men bruger ”Tilføj” ud fra beskrivelsen i opgaveformuleringen.</text:p>
      <text:p text:style-name="Standard"/>
      <text:p text:style-name="Standard">14:10</text:p>
      <text:p text:style-name="Standard">Testperson opdager at hun er nødt til at skifte titel fra Administrator til Pædagog, og er derefter nødt til at gemme for at kunne ændre igen, hvilket generer hende.</text:p>
      <text:p text:style-name="Standard"/>
      <text:p text:style-name="Standard">14:11</text:p>
      <text:p text:style-name="Standard">Testperson forstår som den første brug af scroll baren.</text:p>
      <text:p text:style-name="Standard"/>
      <text:p text:style-name="Standard">14:12</text:p>
      <text:p text:style-name="Standard">Person logger ind på et barns profil som barnet, i stedet for at logge in på profilen som pædagog. Hun finder dog hurtigt ud af at det ikke er det rigtige valg.</text:p>
      <text:p text:style-name="Standard"/>
      <text:p text:style-name="Standard">14:15</text:p>
      <text:p text:style-name="Standard">I tilføjelse af tags til et billede bliver der pludselig tvivl om checkboxene hører til billedet over eller under dem. Der mangler desuden en gem knap, og testleder er nødt til at hjælpe hende tilbage.</text:p>
      <text:p text:style-name="Standard"/>
      <text:p text:style-name="Standard">14:17</text:p>
      <text:p text:style-name="Standard">Testpersonen støder på for mange valgmuligheder.</text:p>
      <text:p text:style-name="Standard"/>
      <text:p text:style-name="Standard">14:19</text:p>
      <text:p text:style-name="Standard">Testpersonen føler ikke at det er det rigtige hun gør da hun tilføjer et billede til et barns profil.</text:p>
      <text:p text:style-name="Standard"/>
      <text:p text:style-name="Standard">14:20</text:p>
      <text:p text:style-name="Standard">Der skiftes til Admin app'en</text:p>
      <text:p text:style-name="Standard">Testperson kommer til at trykke på HOME button, hvilket forvirrer hende.</text:p>
      <text:p text:style-name="Standard"/>
      <text:p text:style-name="Standard">14:22</text:p>
      <text:p text:style-name="Standard">Testperson forvirres af ID'et der bliver vist i forbindelse med en afdeling.</text:p>
      <text:p text:style-name="Standard"/>
      <text:p text:style-name="Standard">14:24</text:p>
      <text:p text:style-name="Standard">Testperson bliver i tvivl om hun skal gå ind under ”Min profil” eller ”Alle profiler” for at tilknytte et barn til en profil, hvorefter systemet går ned.</text:p>
      <text:p text:style-name="Standard"/>
      <text:p text:style-name="Standard">14:25</text:p>
      <text:p text:style-name="Standard">Admin afbrydes og Server opgaverne genoptages.</text:p>
      <text:p text:style-name="Standard"/>
      <text:p text:style-name="Standard">14:26</text:p>
      <text:p text:style-name="Standard">Der mangler en mulighed for at gå tilbage fra ”Tilføj Lyd”.</text:p>
      <text:p text:style-name="Standard"/>
      <text:p text:style-name="Standard">14:27</text:p>
      <text:p text:style-name="Standard"><text:soft-page-break/>Der skabes forvirring om hvor hun skal gå hen for at slette et offentligt billede.</text:p>
      <text:p text:style-name="Standard">Det bliver dog hurtigt løst.</text:p>
      <text:p text:style-name="Standard"/>
      <text:p text:style-name="Standard">14:28</text:p>
      <text:p text:style-name="Standard">Opgaverne er udfø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smus Dalhoff-Jensen</meta:initial-creator>
    <meta:creation-date>2012-05-22T13:58:30.47</meta:creation-date>
    <meta:generator>OpenOffice.org/3.3$Win32 OpenOffice.org_project/330m20$Build-9567</meta:generator>
    <dc:date>2012-05-22T15:39:27.30</dc:date>
    <dc:creator>Rasmus Dalhoff-Jensen</dc:creator>
    <meta:editing-duration>PT47M55S</meta:editing-duration>
    <meta:editing-cycles>5</meta:editing-cycles>
    <meta:document-statistic meta:table-count="0" meta:image-count="0" meta:object-count="0" meta:page-count="2" meta:paragraph-count="36" meta:word-count="306" meta:character-count="1749"/>
  </office:meta>
</office:document-meta>
</file>